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angal1" svg:font-family="Mangal"/>
    <style:font-face style:name="Monaco" svg:font-family="Monaco, Courier, 'Courier New'"/>
    <style:font-face style:name="SFMono-Regular" svg:font-family="SFMono-Regular, Consolas, 'Liberation Mono', Menlo, Courier, monospace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style:font-name="Liberation Sans Narrow" fo:font-size="14pt" fo:letter-spacing="normal" fo:font-style="normal" fo:font-weight="normal" officeooo:paragraph-rsid="0015cd8d" fo:background-color="transparent" style:font-size-asian="14pt" style:font-size-complex="14pt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style:font-name="Liberation Sans Narrow" fo:font-size="14pt" fo:letter-spacing="normal" fo:font-style="normal" fo:font-weight="normal" officeooo:rsid="0015cd8d" officeooo:paragraph-rsid="0015cd8d" fo:background-color="transparent" style:font-size-asian="14pt" style:font-size-complex="14pt"/>
    </style:style>
    <style:style style:name="P3" style:family="paragraph" style:parent-style-name="Preformatted_20_Text">
      <style:text-properties officeooo:rsid="00157be8" officeooo:paragraph-rsid="00157be8"/>
    </style:style>
    <style:style style:name="P4" style:family="paragraph" style:parent-style-name="Preformatted_20_Text">
      <style:text-properties fo:color="#000000" style:font-name="Liberation Sans Narrow" fo:font-size="13pt" officeooo:paragraph-rsid="0064c353" fo:background-color="transparent" style:font-size-asian="13pt" style:font-size-complex="13pt"/>
    </style:style>
    <style:style style:name="P5" style:family="paragraph" style:parent-style-name="Preformatted_20_Text">
      <style:text-properties fo:color="#000000" style:font-name="Liberation Sans Narrow" fo:font-size="13pt" officeooo:paragraph-rsid="006858b1" fo:background-color="transparent" style:font-size-asian="13pt" style:font-size-complex="13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ans Narrow" fo:font-size="14pt" fo:background-color="transparent" style:font-size-asian="14pt" style:font-size-complex="14pt"/>
    </style:style>
    <style:style style:name="P7" style:family="paragraph" style:parent-style-name="Standard">
      <style:text-properties fo:font-variant="normal" fo:text-transform="none" fo:color="#000000" style:font-name="Arial" fo:font-size="12pt" fo:letter-spacing="normal" fo:font-style="italic" fo:font-weight="normal" officeooo:rsid="00573e36" officeooo:paragraph-rsid="00573e36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000000" style:font-name="Arial" fo:font-size="11pt" fo:letter-spacing="normal" fo:font-style="italic" fo:font-weight="normal" officeooo:rsid="001884d8" officeooo:paragraph-rsid="001884d8" style:font-weight-asian="normal" style:font-weight-complex="normal"/>
    </style:style>
    <style:style style:name="P9" style:family="paragraph" style:parent-style-name="Standard">
      <style:text-properties fo:font-variant="normal" fo:text-transform="none" fo:color="#000000" style:font-name="Arial" fo:font-size="11pt" fo:letter-spacing="normal" fo:font-style="italic" fo:font-weight="normal" officeooo:rsid="001884d8" officeooo:paragraph-rsid="00467194" style:font-weight-asian="normal" style:font-weight-complex="normal"/>
    </style:style>
    <style:style style:name="P10" style:family="paragraph" style:parent-style-name="Standard">
      <style:text-properties fo:font-variant="normal" fo:text-transform="none" fo:color="#000000" style:font-name="Arial" fo:font-size="11pt" fo:letter-spacing="normal" fo:font-style="italic" fo:font-weight="normal" officeooo:rsid="001a6722" officeooo:paragraph-rsid="0047abce" style:font-weight-asian="normal" style:font-weight-complex="normal"/>
    </style:style>
    <style:style style:name="P11" style:family="paragraph" style:parent-style-name="Standard">
      <style:text-properties fo:font-variant="normal" fo:text-transform="none" fo:color="#000000" style:font-name="Arial" fo:font-size="14pt" fo:letter-spacing="normal" fo:font-style="italic" fo:font-weight="normal" officeooo:rsid="001dd4f4" officeooo:paragraph-rsid="001dd4f4" style:font-weight-asian="normal" style:font-weight-complex="normal"/>
    </style:style>
    <style:style style:name="P12" style:family="paragraph" style:parent-style-name="Standard">
      <style:text-properties fo:font-variant="normal" fo:text-transform="none" fo:color="#000000" style:font-name="Arial" fo:font-size="14pt" fo:letter-spacing="normal" fo:font-style="italic" fo:font-weight="normal" officeooo:rsid="001dd4f4" officeooo:paragraph-rsid="004a98d0" style:font-weight-asian="normal" style:font-weight-complex="normal"/>
    </style:style>
    <style:style style:name="P13" style:family="paragraph" style:parent-style-name="Standard">
      <style:text-properties fo:font-variant="normal" fo:text-transform="none" fo:color="#000000" style:font-name="Arial" fo:font-size="14pt" fo:letter-spacing="normal" fo:font-style="italic" fo:font-weight="bold" officeooo:rsid="001dd4f4" officeooo:paragraph-rsid="001dd4f4" style:font-weight-asian="bold" style:font-weight-complex="bold"/>
    </style:style>
    <style:style style:name="P14" style:family="paragraph" style:parent-style-name="Standard">
      <style:text-properties fo:font-variant="normal" fo:text-transform="none" fo:color="#000000" style:font-name="Arial" fo:font-size="14pt" fo:letter-spacing="normal" fo:font-style="italic" fo:font-weight="bold" officeooo:rsid="001dd4f4" officeooo:paragraph-rsid="004a98d0" style:font-weight-asian="bold" style:font-weight-complex="bold"/>
    </style:style>
    <style:style style:name="P15" style:family="paragraph" style:parent-style-name="Standard">
      <style:text-properties fo:font-variant="normal" fo:text-transform="none" fo:color="#000000" style:font-name="Arial" fo:font-size="14pt" fo:letter-spacing="normal" fo:font-style="italic" fo:font-weight="bold" officeooo:rsid="001dd4f4" officeooo:paragraph-rsid="004c82bb" style:font-weight-asian="bold" style:font-weight-complex="bold"/>
    </style:style>
    <style:style style:name="P16" style:family="paragraph" style:parent-style-name="Standard">
      <style:text-properties fo:font-variant="normal" fo:text-transform="none" fo:color="#000000" style:font-name="Arial" fo:font-size="15pt" fo:letter-spacing="normal" fo:font-style="italic" fo:font-weight="normal" officeooo:rsid="0015fba7" officeooo:paragraph-rsid="00467194" style:font-weight-asian="normal" style:font-weight-complex="normal"/>
    </style:style>
    <style:style style:name="P17" style:family="paragraph" style:parent-style-name="Standard">
      <style:text-properties fo:font-variant="normal" fo:text-transform="none" fo:color="#000000" style:font-name="Monospace" fo:font-size="14pt" fo:letter-spacing="normal" fo:font-style="italic" fo:font-weight="normal" officeooo:rsid="0034c3ca" officeooo:paragraph-rsid="004d3f16" style:font-size-asian="14pt" style:font-weight-asian="normal" style:font-weight-complex="normal"/>
    </style:style>
    <style:style style:name="P18" style:family="paragraph" style:parent-style-name="Standard">
      <style:text-properties fo:font-variant="normal" fo:text-transform="none" fo:color="#000000" style:font-name="Monospace" fo:font-size="14pt" fo:letter-spacing="normal" fo:font-style="italic" fo:font-weight="normal" officeooo:rsid="0034c3ca" officeooo:paragraph-rsid="0034c3ca" style:font-size-asian="14pt" style:font-weight-asian="normal" style:font-weight-complex="normal"/>
    </style:style>
    <style:style style:name="P19" style:family="paragraph" style:parent-style-name="Standard">
      <style:text-properties fo:font-variant="normal" fo:text-transform="none" fo:color="#000000" style:font-name="Monospace" fo:font-size="14pt" fo:letter-spacing="normal" fo:font-style="italic" fo:font-weight="normal" officeooo:rsid="0023909a" officeooo:paragraph-rsid="0023909a" style:font-size-asian="14pt" style:font-weight-asian="normal" style:font-weight-complex="normal"/>
    </style:style>
    <style:style style:name="P20" style:family="paragraph" style:parent-style-name="Standard">
      <style:text-properties fo:font-variant="normal" fo:text-transform="none" fo:color="#000000" style:font-name="Monospace" fo:font-size="14pt" fo:letter-spacing="normal" fo:font-style="italic" fo:font-weight="normal" officeooo:rsid="0023909a" officeooo:paragraph-rsid="004d3f16" style:font-size-asian="14pt" style:font-weight-asian="normal" style:font-weight-complex="normal"/>
    </style:style>
    <style:style style:name="P21" style:family="paragraph" style:parent-style-name="Standard">
      <style:text-properties fo:font-variant="normal" fo:text-transform="none" fo:color="#000000" style:font-name="Monospace" fo:font-size="14pt" fo:letter-spacing="normal" fo:font-style="italic" fo:font-weight="normal" officeooo:paragraph-rsid="005aad99"/>
    </style:style>
    <style:style style:name="P22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0bdbbd" officeooo:paragraph-rsid="000bdbbd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158a60" officeooo:paragraph-rsid="00158a60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1884d8" officeooo:paragraph-rsid="001884d8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1a6722" officeooo:paragraph-rsid="001a672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1bd38e" officeooo:paragraph-rsid="001bd38e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1dd4f4" officeooo:paragraph-rsid="001dd4f4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287440" officeooo:paragraph-rsid="00287440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432b04" officeooo:paragraph-rsid="00432b04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432b04" officeooo:paragraph-rsid="004d3f16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573e36" officeooo:paragraph-rsid="00573e3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234b58" officeooo:paragraph-rsid="00234b5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200727" officeooo:paragraph-rsid="00200727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20bec9" officeooo:paragraph-rsid="0020bec9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21cdf4" officeooo:paragraph-rsid="0021cdf4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33070e" officeooo:paragraph-rsid="0033070e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23909a" officeooo:paragraph-rsid="0023909a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34c3ca" officeooo:paragraph-rsid="0023909a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358216" officeooo:paragraph-rsid="00358216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3673f1" officeooo:paragraph-rsid="003673f1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2a3cc6" officeooo:paragraph-rsid="002a3cc6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2bdada" officeooo:paragraph-rsid="002bdada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582005" officeooo:paragraph-rsid="00582005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08e616" officeooo:paragraph-rsid="0008e616" fo:background-color="transparent" style:font-size-asian="14pt" style:font-weight-asian="bold" style:font-size-complex="14pt" style:font-weight-complex="bold"/>
    </style:style>
    <style:style style:name="P45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08e616" officeooo:paragraph-rsid="000aa830" fo:background-color="transparent" style:font-size-asian="14pt" style:font-weight-asian="bold" style:font-size-complex="14pt" style:font-weight-complex="bold"/>
    </style:style>
    <style:style style:name="P46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0bdbbd" officeooo:paragraph-rsid="000bdbbd" fo:background-color="transparent" style:font-size-asian="14pt" style:font-weight-asian="bold" style:font-size-complex="14pt" style:font-weight-complex="bold"/>
    </style:style>
    <style:style style:name="P47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15cd8d" officeooo:paragraph-rsid="0008e616" fo:background-color="transparent" style:font-size-asian="14pt" style:font-weight-asian="bold" style:font-size-complex="14pt" style:font-weight-complex="bold"/>
    </style:style>
    <style:style style:name="P48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15fba7" officeooo:paragraph-rsid="0015fba7" fo:background-color="transparent" style:font-size-asian="14pt" style:font-weight-asian="bold" style:font-size-complex="14pt" style:font-weight-complex="bold"/>
    </style:style>
    <style:style style:name="P49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1884d8" officeooo:paragraph-rsid="001884d8" fo:background-color="transparent" style:font-size-asian="14pt" style:font-weight-asian="bold" style:font-size-complex="14pt" style:font-weight-complex="bold"/>
    </style:style>
    <style:style style:name="P50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0aa830" officeooo:paragraph-rsid="000aa830" fo:background-color="transparent" style:font-size-asian="14pt" style:font-weight-asian="bold" style:font-size-complex="14pt" style:font-weight-complex="bold"/>
    </style:style>
    <style:style style:name="P51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1dd4f4" officeooo:paragraph-rsid="001dd4f4" fo:background-color="transparent" style:font-size-asian="14pt" style:font-weight-asian="bold" style:font-size-complex="14pt" style:font-weight-complex="bold"/>
    </style:style>
    <style:style style:name="P52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200727" officeooo:paragraph-rsid="00200727" fo:background-color="transparent" style:font-size-asian="14pt" style:font-weight-asian="bold" style:font-size-complex="14pt" style:font-weight-complex="bold"/>
    </style:style>
    <style:style style:name="P53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200727" officeooo:paragraph-rsid="004d3f16" fo:background-color="transparent" style:font-size-asian="14pt" style:font-weight-asian="bold" style:font-size-complex="14pt" style:font-weight-complex="bold"/>
    </style:style>
    <style:style style:name="P54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5aad99" officeooo:paragraph-rsid="005aad99" fo:background-color="transparent" style:font-size-asian="14pt" style:font-weight-asian="bold" style:font-size-complex="14pt" style:font-weight-complex="bold"/>
    </style:style>
    <style:style style:name="P55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4d3f16" officeooo:paragraph-rsid="004d3f16" fo:background-color="transparent" style:font-size-asian="14pt" style:font-weight-asian="bold" style:font-size-complex="14pt" style:font-weight-complex="bold"/>
    </style:style>
    <style:style style:name="P56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4f5aec" officeooo:paragraph-rsid="004f5aec" fo:background-color="transparent" style:font-size-asian="14pt" style:font-weight-asian="bold" style:font-size-complex="14pt" style:font-weight-complex="bold"/>
    </style:style>
    <style:style style:name="P57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573e36" officeooo:paragraph-rsid="00573e36" fo:background-color="transparent" style:font-size-asian="14pt" style:font-weight-asian="bold" style:font-size-complex="14pt" style:font-weight-complex="bold"/>
    </style:style>
    <style:style style:name="P58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5ccbd4" officeooo:paragraph-rsid="005ccbd4" fo:background-color="transparent" style:font-size-asian="14pt" style:font-weight-asian="bold" style:font-size-complex="14pt" style:font-weight-complex="bold"/>
    </style:style>
    <style:style style:name="P59" style:family="paragraph" style:parent-style-name="Standard">
      <style:text-properties fo:font-variant="normal" fo:text-transform="none" fo:color="#000000" style:font-name="Liberation Sans Narrow" fo:font-size="14pt" fo:letter-spacing="normal" fo:font-style="italic" officeooo:rsid="00157be8" officeooo:paragraph-rsid="00157be8" fo:background-color="transparent" style:font-size-asian="14pt" style:font-size-complex="14pt"/>
    </style:style>
    <style:style style:name="P60" style:family="paragraph" style:parent-style-name="Standard">
      <style:text-properties fo:font-variant="normal" fo:text-transform="none" fo:color="#000000" style:font-name="Liberation Sans Narrow" fo:font-size="14pt" fo:letter-spacing="normal" fo:font-style="normal" fo:font-weight="normal" officeooo:rsid="000bdbbd" officeooo:paragraph-rsid="000bdbbd" fo:background-color="transparent" style:font-size-asian="14pt" style:font-weight-asian="bold" style:font-size-complex="14pt" style:font-weight-complex="bold"/>
    </style:style>
    <style:style style:name="P61" style:family="paragraph" style:parent-style-name="Standard">
      <style:text-properties fo:font-variant="normal" fo:text-transform="none" fo:color="#000000" style:font-name="Liberation Sans Narrow" fo:font-size="14pt" fo:letter-spacing="normal" fo:font-style="normal" fo:font-weight="normal" officeooo:rsid="004060ef" officeooo:paragraph-rsid="004060ef" fo:background-color="transparent" style:font-size-asian="14pt" style:font-weight-asian="bold" style:font-size-complex="14pt" style:font-weight-complex="bold"/>
    </style:style>
    <style:style style:name="P62" style:family="paragraph" style:parent-style-name="Standard">
      <style:text-properties fo:font-variant="normal" fo:text-transform="none" fo:color="#000000" style:font-name="Liberation Sans Narrow" fo:font-size="14pt" fo:letter-spacing="normal" fo:font-style="normal" fo:font-weight="normal" officeooo:rsid="00158a60" officeooo:paragraph-rsid="00158a60" fo:background-color="transparent" style:font-size-asian="14pt" style:font-weight-asian="bold" style:font-size-complex="14pt" style:font-weight-complex="bold"/>
    </style:style>
    <style:style style:name="P63" style:family="paragraph" style:parent-style-name="Standard">
      <style:text-properties fo:font-variant="normal" fo:text-transform="none" fo:color="#000000" style:font-name="Liberation Sans Narrow" fo:font-size="14pt" fo:letter-spacing="normal" fo:font-style="normal" fo:font-weight="normal" officeooo:rsid="0015cd8d" officeooo:paragraph-rsid="0008e616" fo:background-color="transparent" style:font-size-asian="14pt" style:font-weight-asian="bold" style:font-size-complex="14pt" style:font-weight-complex="bold"/>
    </style:style>
    <style:style style:name="P64" style:family="paragraph" style:parent-style-name="Standard">
      <style:text-properties fo:font-variant="normal" fo:text-transform="none" fo:color="#000000" style:font-name="Liberation Sans Narrow" fo:font-size="14pt" fo:letter-spacing="normal" fo:font-style="normal" fo:font-weight="normal" officeooo:rsid="005aad99" officeooo:paragraph-rsid="005aad99" fo:background-color="transparent" style:font-size-asian="14pt" style:font-weight-asian="bold" style:font-size-complex="14pt" style:font-weight-complex="bold"/>
    </style:style>
    <style:style style:name="P65" style:family="paragraph" style:parent-style-name="Standard">
      <style:text-properties fo:font-variant="normal" fo:text-transform="none" fo:color="#000000" style:font-name="Liberation Sans Narrow" fo:font-size="14pt" fo:letter-spacing="normal" fo:font-style="normal" fo:font-weight="normal" officeooo:rsid="00573e36" officeooo:paragraph-rsid="00573e36" fo:background-color="transparent" style:font-size-asian="14pt" style:font-weight-asian="bold" style:font-size-complex="14pt" style:font-weight-complex="bold"/>
    </style:style>
    <style:style style:name="P66" style:family="paragraph" style:parent-style-name="Standard">
      <style:text-properties fo:font-variant="normal" fo:text-transform="none" fo:color="#000000" style:font-name="Liberation Sans Narrow" fo:font-size="14pt" fo:letter-spacing="normal" fo:font-style="normal" fo:font-weight="normal" officeooo:rsid="000bdbbd" officeooo:paragraph-rsid="000d2c4a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text-properties fo:font-variant="normal" fo:text-transform="none" fo:color="#000000" style:font-name="Liberation Sans Narrow" fo:font-size="14pt" fo:letter-spacing="normal" fo:font-style="normal" fo:font-weight="normal" officeooo:rsid="00432b04" officeooo:paragraph-rsid="00432b04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text-properties fo:font-variant="normal" fo:text-transform="none" fo:color="#000000" style:font-name="Liberation Sans Narrow" fo:font-size="14pt" fo:letter-spacing="normal" fo:font-style="normal" fo:font-weight="normal" officeooo:rsid="002bdada" officeooo:paragraph-rsid="002bdada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text-properties fo:font-variant="normal" fo:text-transform="none" fo:color="#000000" style:font-name="Liberation Sans Narrow" fo:font-size="14pt" fo:letter-spacing="normal" fo:font-style="normal" fo:font-weight="normal" officeooo:paragraph-rsid="002bdada" fo:background-color="transparent" style:font-size-asian="14pt" style:font-size-complex="14pt"/>
    </style:style>
    <style:style style:name="P70" style:family="paragraph" style:parent-style-name="Standard">
      <style:text-properties fo:font-variant="normal" fo:text-transform="none" fo:color="#24292e" style:font-name="SFMono-Regular" fo:font-size="9.10000038146973pt" fo:letter-spacing="normal" fo:font-style="normal" fo:font-weight="normal" officeooo:rsid="005aad99" officeooo:paragraph-rsid="005aad99" style:font-size-asian="12pt" style:font-weight-asian="bold" style:font-size-complex="12pt" style:font-weight-complex="bold"/>
    </style:style>
    <style:style style:name="P71" style:family="paragraph" style:parent-style-name="Standard">
      <style:text-properties fo:font-variant="normal" fo:text-transform="none" fo:color="#24292e" style:font-name="SFMono-Regular" fo:font-size="9.10000038146973pt" fo:letter-spacing="normal" fo:font-style="normal" fo:font-weight="normal" officeooo:rsid="00432b04" officeooo:paragraph-rsid="00432b04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variant="normal" fo:text-transform="none" fo:color="#24292e" style:font-name="SFMono-Regular" fo:font-size="9.10000038146973pt" fo:letter-spacing="normal" fo:font-style="normal" fo:font-weight="normal" officeooo:rsid="002bdada" officeooo:paragraph-rsid="002bdada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variant="normal" fo:text-transform="none" fo:color="#24292e" style:font-name="SFMono-Regular" fo:font-size="9.10000038146973pt" fo:letter-spacing="normal" fo:font-style="normal" fo:font-weight="normal" officeooo:paragraph-rsid="002bdada"/>
    </style:style>
    <style:style style:name="P74" style:family="paragraph" style:parent-style-name="Standard">
      <style:text-properties fo:color="#000000" style:font-name="Liberation Sans Narrow" fo:font-size="14pt" officeooo:rsid="003d82a0" officeooo:paragraph-rsid="003d82a0" fo:background-color="transparent" style:font-size-asian="14pt" style:font-size-complex="14pt"/>
    </style:style>
    <style:style style:name="P75" style:family="paragraph" style:parent-style-name="Standard">
      <style:text-properties fo:color="#000000" style:font-name="Liberation Sans Narrow" fo:font-size="14pt" officeooo:rsid="0008e616" officeooo:paragraph-rsid="003d82a0" fo:background-color="transparent" style:font-size-asian="14pt" style:font-size-complex="14pt"/>
    </style:style>
    <style:style style:name="P76" style:family="paragraph" style:parent-style-name="Standard">
      <style:text-properties fo:color="#000000" style:font-name="Liberation Sans Narrow" fo:font-size="14pt" officeooo:rsid="0008e616" officeooo:paragraph-rsid="0008e616" fo:background-color="transparent" style:font-size-asian="14pt" style:font-size-complex="14pt"/>
    </style:style>
    <style:style style:name="P77" style:family="paragraph" style:parent-style-name="Standard">
      <style:text-properties fo:color="#000000" style:font-name="Liberation Sans Narrow" fo:font-size="14pt" officeooo:rsid="0015cd8d" officeooo:paragraph-rsid="003d82a0" fo:background-color="transparent" style:font-size-asian="14pt" style:font-size-complex="14pt"/>
    </style:style>
    <style:style style:name="P78" style:family="paragraph" style:parent-style-name="Standard">
      <style:text-properties fo:color="#000000" style:font-name="Liberation Sans Narrow" fo:font-size="14pt" officeooo:rsid="003de4e6" officeooo:paragraph-rsid="003de4e6" fo:background-color="transparent" style:font-size-asian="14pt" style:font-size-complex="14pt"/>
    </style:style>
    <style:style style:name="P79" style:family="paragraph" style:parent-style-name="Standard">
      <style:text-properties fo:color="#000000" style:font-name="Liberation Sans Narrow" fo:font-size="14pt" officeooo:paragraph-rsid="0008e616" fo:background-color="transparent" style:font-size-asian="14pt" style:font-size-complex="14pt"/>
    </style:style>
    <style:style style:name="P80" style:family="paragraph" style:parent-style-name="Standard">
      <style:text-properties fo:color="#000000" style:font-name="Liberation Sans Narrow" fo:font-size="14pt" officeooo:paragraph-rsid="000aa830" fo:background-color="transparent" style:font-size-asian="14pt" style:font-size-complex="14pt"/>
    </style:style>
    <style:style style:name="P81" style:family="paragraph" style:parent-style-name="Standard">
      <style:text-properties fo:color="#000000" style:font-name="Liberation Sans Narrow" fo:font-size="14pt" officeooo:paragraph-rsid="000e9d23" fo:background-color="transparent" style:font-size-asian="14pt" style:font-size-complex="14pt"/>
    </style:style>
    <style:style style:name="P82" style:family="paragraph" style:parent-style-name="Standard">
      <style:text-properties fo:color="#000000" style:font-name="Liberation Sans Narrow" fo:font-size="14pt" officeooo:rsid="000bdbbd" officeooo:paragraph-rsid="000bdbbd" fo:background-color="transparent" style:font-size-asian="14pt" style:font-size-complex="14pt"/>
    </style:style>
    <style:style style:name="P83" style:family="paragraph" style:parent-style-name="Standard">
      <style:text-properties fo:color="#000000" style:font-name="Liberation Sans Narrow" fo:font-size="14pt" officeooo:rsid="00158a60" officeooo:paragraph-rsid="00158a60" fo:background-color="transparent" style:font-size-asian="14pt" style:font-size-complex="14pt"/>
    </style:style>
    <style:style style:name="P84" style:family="paragraph" style:parent-style-name="Standard">
      <style:text-properties fo:color="#000000" style:font-name="Liberation Sans Narrow" fo:font-size="14pt" officeooo:rsid="0015fba7" officeooo:paragraph-rsid="0015fba7" fo:background-color="transparent" style:font-size-asian="14pt" style:font-size-complex="14pt"/>
    </style:style>
    <style:style style:name="P85" style:family="paragraph" style:parent-style-name="Standard">
      <style:text-properties fo:color="#000000" style:font-name="Liberation Sans Narrow" fo:font-size="14pt" officeooo:rsid="001a6722" officeooo:paragraph-rsid="001a6722" fo:background-color="transparent" style:font-size-asian="14pt" style:font-size-complex="14pt"/>
    </style:style>
    <style:style style:name="P86" style:family="paragraph" style:parent-style-name="Standard">
      <style:text-properties fo:color="#000000" style:font-name="Liberation Sans Narrow" fo:font-size="14pt" officeooo:rsid="000aa830" officeooo:paragraph-rsid="000aa830" fo:background-color="transparent" style:font-size-asian="14pt" style:font-size-complex="14pt"/>
    </style:style>
    <style:style style:name="P87" style:family="paragraph" style:parent-style-name="Standard">
      <style:text-properties fo:color="#000000" style:font-name="Liberation Sans Narrow" fo:font-size="14pt" style:text-underline-style="solid" style:text-underline-width="auto" style:text-underline-color="font-color" fo:font-weight="bold" officeooo:rsid="003d82a0" officeooo:paragraph-rsid="003d82a0" fo:background-color="transparent" style:font-size-asian="14pt" style:font-weight-asian="bold" style:font-size-complex="14pt" style:font-weight-complex="bold"/>
    </style:style>
    <style:style style:name="P88" style:family="paragraph" style:parent-style-name="Standard">
      <style:text-properties fo:color="#000000" style:font-name="Liberation Sans Narrow" fo:font-size="14pt" fo:font-weight="bold" officeooo:paragraph-rsid="0008e616" fo:background-color="transparent" style:font-size-asian="14pt" style:font-weight-asian="bold" style:font-size-complex="14pt" style:font-weight-complex="bold"/>
    </style:style>
    <style:style style:name="P89" style:family="paragraph" style:parent-style-name="Standard">
      <style:text-properties fo:color="#000000" style:font-name="Liberation Sans Narrow" fo:font-size="14pt" fo:font-weight="bold" officeooo:rsid="0008e616" officeooo:paragraph-rsid="0008e616" fo:background-color="transparent" style:font-size-asian="14pt" style:font-weight-asian="bold" style:font-size-complex="14pt" style:font-weight-complex="bold"/>
    </style:style>
    <style:style style:name="P90" style:family="paragraph" style:parent-style-name="Standard">
      <style:text-properties fo:color="#000000" style:font-name="Liberation Sans Narrow" fo:font-size="14pt" fo:font-weight="bold" officeooo:rsid="003d82a0" officeooo:paragraph-rsid="003d82a0" fo:background-color="transparent" style:font-size-asian="14pt" style:font-weight-asian="bold" style:font-size-complex="14pt" style:font-weight-complex="bold"/>
    </style:style>
    <style:style style:name="P91" style:family="paragraph" style:parent-style-name="Standard">
      <style:text-properties officeooo:rsid="0008e616" officeooo:paragraph-rsid="003d82a0"/>
    </style:style>
    <style:style style:name="P92" style:family="paragraph" style:parent-style-name="Standard">
      <style:text-properties officeooo:rsid="000bdbbd" officeooo:paragraph-rsid="003d82a0"/>
    </style:style>
    <style:style style:name="P93" style:family="paragraph" style:parent-style-name="Standard">
      <style:text-properties officeooo:rsid="000e9d23" officeooo:paragraph-rsid="003d82a0"/>
    </style:style>
    <style:style style:name="P94" style:family="paragraph" style:parent-style-name="Standard">
      <style:text-properties officeooo:rsid="0015cd8d" officeooo:paragraph-rsid="003d82a0"/>
    </style:style>
    <style:style style:name="P95" style:family="paragraph" style:parent-style-name="Standard">
      <style:text-properties fo:font-size="15pt" officeooo:rsid="0015fba7" officeooo:paragraph-rsid="0015fba7"/>
    </style:style>
    <style:style style:name="P96" style:family="paragraph" style:parent-style-name="Standard">
      <style:text-properties fo:font-size="15pt" officeooo:rsid="0015fba7" officeooo:paragraph-rsid="0017510a"/>
    </style:style>
    <style:style style:name="P9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000000" style:font-name="Liberation Sans Narrow" fo:font-size="14pt" fo:letter-spacing="normal" fo:font-style="italic" fo:font-weight="normal" officeooo:rsid="00432b04" officeooo:paragraph-rsid="001dd4f4" fo:background-color="transparent" style:font-size-asian="14pt" style:font-weight-asian="normal" style:font-size-complex="14pt" style:font-weight-complex="normal"/>
    </style:style>
    <style:style style:name="P98" style:family="paragraph" style:parent-style-name="Standard">
      <style:text-properties fo:font-variant="normal" fo:text-transform="none" fo:color="#000000" style:font-name="Liberation Sans Narrow" fo:font-size="14pt" fo:letter-spacing="normal" fo:font-style="normal" fo:font-weight="normal" officeooo:paragraph-rsid="00573e36" fo:background-color="transparent" style:font-size-asian="14pt" style:font-size-complex="14pt"/>
    </style:style>
    <style:style style:name="P99" style:family="paragraph" style:parent-style-name="Standard">
      <style:text-properties fo:font-variant="normal" fo:text-transform="none" fo:color="#000000" style:font-name="Liberation Sans Narrow" fo:font-size="14pt" fo:letter-spacing="normal" fo:font-style="normal" fo:font-weight="normal" officeooo:rsid="005b2697" officeooo:paragraph-rsid="005aad99" fo:background-color="transparent" style:font-size-asian="14pt" style:font-size-complex="14pt"/>
    </style:style>
    <style:style style:name="P100" style:family="paragraph" style:parent-style-name="Standard">
      <style:text-properties fo:font-variant="normal" fo:text-transform="none" fo:color="#000000" style:font-name="Liberation Sans Narrow" fo:font-size="14pt" fo:letter-spacing="normal" fo:font-style="normal" fo:font-weight="normal" officeooo:rsid="005ccbd4" officeooo:paragraph-rsid="005ccbd4" fo:background-color="transparent" style:font-size-asian="14pt" style:font-size-complex="14pt"/>
    </style:style>
    <style:style style:name="P101" style:family="paragraph" style:parent-style-name="Standard">
      <style:text-properties fo:font-variant="normal" fo:text-transform="none" fo:color="#000000" style:font-name="Liberation Sans Narrow" fo:font-size="14pt" fo:letter-spacing="normal" fo:font-style="normal" style:text-underline-style="solid" style:text-underline-width="auto" style:text-underline-color="font-color" fo:font-weight="normal" officeooo:rsid="0015cd8d" officeooo:paragraph-rsid="007322e1" fo:background-color="transparent" style:font-size-asian="14pt" style:font-weight-asian="bold" style:font-size-complex="14pt" style:font-weight-complex="bold"/>
    </style:style>
    <style:style style:name="P102" style:family="paragraph" style:parent-style-name="Standard">
      <style:text-properties fo:font-variant="normal" fo:text-transform="none" fo:color="#000000" style:font-name="Liberation Sans Narrow" fo:font-size="14pt" fo:letter-spacing="normal" fo:font-style="normal" style:text-underline-style="solid" style:text-underline-width="auto" style:text-underline-color="font-color" fo:font-weight="normal" officeooo:rsid="007322e1" officeooo:paragraph-rsid="007322e1" fo:background-color="transparent" style:font-size-asian="14pt" style:font-weight-asian="bold" style:font-size-complex="14pt" style:font-weight-complex="bold"/>
    </style:style>
    <style:style style:name="P103" style:family="paragraph" style:parent-style-name="Standard">
      <style:text-properties fo:font-variant="normal" fo:text-transform="none" fo:color="#000000" style:font-name="Liberation Sans Narrow" fo:font-size="14pt" fo:letter-spacing="normal" fo:font-style="normal" style:text-underline-style="solid" style:text-underline-width="auto" style:text-underline-color="font-color" fo:font-weight="normal" officeooo:rsid="0074894c" officeooo:paragraph-rsid="0074894c" fo:background-color="transparent" style:font-size-asian="14pt" style:font-weight-asian="bold" style:font-size-complex="14pt" style:font-weight-complex="bold"/>
    </style:style>
    <style:style style:name="P104" style:family="paragraph" style:parent-style-name="Standard">
      <style:text-properties fo:color="#000000" style:font-name="Liberation Sans Narrow" fo:font-size="14pt" officeooo:rsid="003de4e6" officeooo:paragraph-rsid="003de4e6" fo:background-color="transparent" style:font-size-asian="14pt" style:font-size-complex="14pt"/>
    </style:style>
    <style:style style:name="P105" style:family="paragraph" style:parent-style-name="Standard">
      <style:text-properties fo:color="#000000" style:font-name="Liberation Sans Narrow" fo:font-size="14pt" style:text-underline-style="solid" style:text-underline-width="auto" style:text-underline-color="font-color" fo:font-weight="bold" officeooo:rsid="007190e5" officeooo:paragraph-rsid="007190e5" fo:background-color="transparent" style:font-size-asian="14pt" style:font-weight-asian="bold" style:font-size-complex="14pt" style:font-weight-complex="bold"/>
    </style:style>
    <style:style style:name="P106" style:family="paragraph" style:parent-style-name="Standard">
      <style:text-properties fo:color="#000000" style:font-name="Liberation Sans Narrow" fo:font-size="14pt" style:text-underline-style="solid" style:text-underline-width="auto" style:text-underline-color="font-color" fo:font-weight="bold" officeooo:rsid="007322e1" officeooo:paragraph-rsid="007322e1" fo:background-color="transparent" style:font-size-asian="14pt" style:font-weight-asian="bold" style:font-size-complex="14pt" style:font-weight-complex="bold"/>
    </style:style>
    <style:style style:name="P107" style:family="paragraph" style:parent-style-name="Standard">
      <style:text-properties fo:color="#000000" style:font-name="Liberation Sans Narrow" fo:font-size="14pt" style:text-underline-style="solid" style:text-underline-width="auto" style:text-underline-color="font-color" fo:font-weight="normal" officeooo:paragraph-rsid="007322e1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style:text-properties fo:color="#000000" style:font-name="Liberation Sans Narrow" fo:font-size="14pt" style:text-underline-style="none" fo:font-weight="normal" officeooo:rsid="007190e5" officeooo:paragraph-rsid="007190e5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style:text-properties fo:color="#000000" style:font-name="Liberation Sans Narrow" fo:font-size="14pt" style:text-underline-style="none" fo:font-weight="normal" officeooo:rsid="007190e5" officeooo:paragraph-rsid="007322e1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style:text-properties fo:color="#000000" style:font-name="Liberation Sans Narrow" fo:font-size="14pt" style:text-underline-style="none" fo:font-weight="normal" officeooo:rsid="007322e1" officeooo:paragraph-rsid="007322e1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000000" style:font-name="Liberation Sans Narrow" fo:font-size="14pt" fo:letter-spacing="normal" fo:font-style="normal" fo:font-weight="normal" officeooo:rsid="005b2697" officeooo:paragraph-rsid="005aad99" fo:background-color="transparent" style:font-size-asian="14pt" style:font-size-complex="14pt"/>
    </style:style>
    <style:style style:name="T1" style:family="text">
      <style:text-properties fo:font-variant="normal" fo:text-transform="none" fo:color="#000000" style:font-name="Liberation Sans Narrow" fo:font-size="14pt" fo:letter-spacing="normal" fo:font-style="normal" fo:font-weight="normal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font-name="Liberation Sans Narrow" fo:font-size="14pt" fo:letter-spacing="normal" fo:font-style="normal" fo:font-weight="normal" fo:background-color="transparent" loext:char-shading-value="0" style:font-size-asian="14pt" style:font-size-complex="14pt"/>
    </style:style>
    <style:style style:name="T3" style:family="text">
      <style:text-properties fo:font-variant="normal" fo:text-transform="none" fo:color="#000000" style:font-name="Liberation Sans Narrow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font-name="Liberation Sans Narrow" fo:font-size="14pt" fo:letter-spacing="normal" fo:font-style="italic" fo:font-weight="normal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font-name="Liberation Sans Narrow" fo:font-size="14pt" fo:letter-spacing="normal" fo:font-style="italic" fo:font-weight="normal" officeooo:rsid="0017510a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font-name="Liberation Sans Narrow" fo:font-size="14pt" fo:letter-spacing="normal" fo:font-style="italic" fo:font-weight="bold" officeooo:rsid="0017510a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08e616"/>
    </style:style>
    <style:style style:name="T9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0" style:family="text">
      <style:text-properties fo:font-variant="normal" fo:text-transform="none" fo:letter-spacing="normal" fo:font-style="italic"/>
    </style:style>
    <style:style style:name="T11" style:family="text">
      <style:text-properties fo:font-variant="normal" fo:text-transform="none" fo:letter-spacing="normal" fo:font-style="italic" fo:font-weight="bold" style:font-weight-asian="bold" style:font-weight-complex="bold"/>
    </style:style>
    <style:style style:name="T12" style:family="text">
      <style:text-properties fo:font-variant="normal" fo:text-transform="none" fo:letter-spacing="normal" fo:font-style="italic" fo:font-weight="bold" officeooo:rsid="0008e616" style:font-weight-asian="bold" style:font-weight-complex="bold"/>
    </style:style>
    <style:style style:name="T13" style:family="text">
      <style:text-properties fo:font-variant="normal" fo:text-transform="none" fo:letter-spacing="normal" fo:font-style="italic" fo:font-weight="bold" officeooo:rsid="0015cd8d" style:font-weight-asian="bold" style:font-weight-complex="bold"/>
    </style:style>
    <style:style style:name="T14" style:family="text">
      <style:text-properties fo:font-variant="normal" fo:text-transform="none" fo:letter-spacing="normal" fo:font-style="italic" fo:font-weight="bold" officeooo:rsid="000aa830" style:font-weight-asian="bold" style:font-weight-complex="bold"/>
    </style:style>
    <style:style style:name="T15" style:family="text">
      <style:text-properties fo:font-variant="normal" fo:text-transform="none" fo:letter-spacing="normal" fo:font-style="italic" fo:font-weight="bold" officeooo:rsid="000e9d23" style:font-weight-asian="bold" style:font-weight-complex="bold"/>
    </style:style>
    <style:style style:name="T16" style:family="text">
      <style:text-properties fo:font-variant="normal" fo:text-transform="none" fo:letter-spacing="normal" fo:font-style="italic" fo:font-weight="bold" officeooo:rsid="00137881" style:font-weight-asian="bold" style:font-weight-complex="bold"/>
    </style:style>
    <style:style style:name="T17" style:family="text">
      <style:text-properties fo:font-variant="normal" fo:text-transform="none" fo:letter-spacing="normal" fo:font-style="italic" fo:font-weight="normal"/>
    </style:style>
    <style:style style:name="T18" style:family="text">
      <style:text-properties fo:font-variant="normal" fo:text-transform="none" fo:letter-spacing="normal" fo:font-style="italic" fo:font-weight="normal" officeooo:rsid="0008e616"/>
    </style:style>
    <style:style style:name="T19" style:family="text">
      <style:text-properties fo:font-variant="normal" fo:text-transform="none" fo:letter-spacing="normal" fo:font-style="italic" fo:font-weight="normal" style:font-weight-asian="bold" style:font-weight-complex="bold"/>
    </style:style>
    <style:style style:name="T20" style:family="text">
      <style:text-properties fo:font-variant="normal" fo:text-transform="none" fo:letter-spacing="normal" fo:font-style="italic" officeooo:rsid="0015cd8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000000" style:font-name="Liberation Sans Narrow" fo:font-size="14pt" fo:background-color="transparent" loext:char-shading-value="0" style:font-size-asian="14pt" style:font-size-complex="14pt"/>
    </style:style>
    <style:style style:name="T23" style:family="text">
      <style:text-properties fo:color="#000000" style:font-name="Liberation Sans Narrow" fo:font-size="14pt" officeooo:rsid="002bdada" fo:background-color="transparent" loext:char-shading-value="0" style:font-size-asian="14pt" style:font-weight-asian="normal" style:font-size-complex="14pt" style:font-weight-complex="normal"/>
    </style:style>
    <style:style style:name="T24" style:family="text">
      <style:text-properties officeooo:rsid="002bdada"/>
    </style:style>
    <style:style style:name="T25" style:family="text">
      <style:text-properties officeooo:rsid="002c5317"/>
    </style:style>
    <style:style style:name="T26" style:family="text">
      <style:text-properties officeooo:rsid="002e0de2"/>
    </style:style>
    <style:style style:name="T27" style:family="text">
      <style:text-properties officeooo:rsid="00307091"/>
    </style:style>
    <style:style style:name="T28" style:family="text">
      <style:text-properties officeooo:rsid="0030e95f"/>
    </style:style>
    <style:style style:name="T29" style:family="text">
      <style:text-properties officeooo:rsid="0033070e"/>
    </style:style>
    <style:style style:name="T30" style:family="text">
      <style:text-properties officeooo:rsid="0037600a"/>
    </style:style>
    <style:style style:name="T31" style:family="text">
      <style:text-properties officeooo:rsid="003e70dd"/>
    </style:style>
    <style:style style:name="T32" style:family="text">
      <style:text-properties officeooo:rsid="0044ac2b"/>
    </style:style>
    <style:style style:name="T33" style:family="text">
      <style:text-properties fo:font-weight="bold" style:font-weight-asian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53767b"/>
    </style:style>
    <style:style style:name="T36" style:family="text">
      <style:text-properties fo:font-style="normal"/>
    </style:style>
    <style:style style:name="T37" style:family="text">
      <style:text-properties fo:font-style="normal" officeooo:rsid="005b2697"/>
    </style:style>
    <style:style style:name="T38" style:family="text">
      <style:text-properties style:font-weight-asian="bold" style:font-weight-complex="bold"/>
    </style:style>
    <style:style style:name="T39" style:family="text">
      <style:text-properties officeooo:rsid="000d2c4a" style:font-weight-asian="bold" style:font-weight-complex="bold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fo:font-weight="bold" officeooo:rsid="007322e1" style:font-weight-asian="bold" style:font-weight-complex="bold"/>
    </style:style>
    <style:style style:name="T4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3" style:family="text">
      <style:text-properties style:text-underline-style="solid" style:text-underline-width="auto" style:text-underline-color="font-color" officeooo:rsid="007322e1"/>
    </style:style>
    <style:style style:name="T44" style:family="text">
      <style:text-properties style:font-name="Liberation Sans Narrow" fo:font-style="normal" fo:background-color="transparent" loext:char-shading-value="0" style:font-size-complex="14pt"/>
    </style:style>
    <style:style style:name="T45" style:family="text">
      <style:text-properties style:font-name="Liberation Sans Narrow" fo:font-style="normal" fo:background-color="transparent" loext:char-shading-value="0" style:font-size-asian="14pt" style:font-size-complex="14pt"/>
    </style:style>
    <style:style style:name="T46" style:family="text">
      <style:text-properties style:font-name="Liberation Sans Narrow" fo:background-color="transparent" loext:char-shading-value="0" style:font-size-asian="14pt" style:font-size-complex="14pt"/>
    </style:style>
    <style:style style:name="T47" style:family="text">
      <style:text-properties style:font-name="Liberation Sans Narrow" officeooo:rsid="005aad99" fo:background-color="transparent" loext:char-shading-value="0" style:font-size-asian="14pt" style:font-weight-asian="normal" style:font-size-complex="14pt" style:font-weight-complex="normal"/>
    </style:style>
    <style:style style:name="T48" style:family="text">
      <style:text-properties style:font-name="Liberation Sans Narrow" fo:background-color="transparent" loext:char-shading-value="0" style:font-size-complex="14pt"/>
    </style:style>
    <style:style style:name="T49" style:family="text">
      <style:text-properties style:font-name="Liberation Sans Narrow" fo:font-weight="normal" fo:background-color="transparent" loext:char-shading-value="0" style:font-size-asian="14pt" style:font-weight-asian="normal" style:font-size-complex="14pt" style:font-weight-complex="normal"/>
    </style:style>
    <style:style style:name="T50" style:family="text">
      <style:text-properties style:font-name="Liberation Sans Narrow" fo:font-size="14pt" fo:background-color="transparent" loext:char-shading-value="0" style:font-size-asian="14pt" style:font-size-complex="14pt"/>
    </style:style>
    <style:style style:name="T51" style:family="text">
      <style:text-properties style:font-name="Liberation Sans Narrow" fo:font-size="14pt" officeooo:rsid="0017510a" fo:background-color="transparent" loext:char-shading-value="0" style:font-size-asian="14pt" style:font-weight-asian="bold" style:font-size-complex="14pt" style:font-weight-complex="bold"/>
    </style:style>
    <style:style style:name="T52" style:family="text">
      <style:text-properties style:font-name="Liberation Sans Narrow" fo:font-size="14pt" fo:font-style="normal" fo:background-color="transparent" loext:char-shading-value="0" style:font-size-asian="14pt" style:font-size-complex="14pt"/>
    </style:style>
    <style:style style:name="T53" style:family="text">
      <style:text-properties style:font-name="Liberation Sans Narrow" fo:font-size="14pt" fo:font-style="normal" officeooo:rsid="0064c353" style:font-size-asian="14pt" style:font-size-complex="14pt"/>
    </style:style>
    <style:style style:name="T54" style:family="text">
      <style:text-properties style:font-name="Liberation Sans Narrow" fo:font-size="14pt" fo:font-style="normal" fo:font-weight="bold" officeooo:rsid="006858b1" style:font-size-asian="14pt" style:font-weight-asian="bold" style:font-size-complex="14pt" style:font-weight-complex="bold"/>
    </style:style>
    <style:style style:name="T55" style:family="text">
      <style:text-properties style:font-name="Liberation Sans Narrow" fo:font-size="14pt" fo:font-style="normal" fo:font-weight="bold" officeooo:rsid="0064c353" style:font-size-asian="14pt" style:font-weight-asian="bold" style:font-size-complex="14pt" style:font-weight-complex="bold"/>
    </style:style>
    <style:style style:name="T56" style:family="text">
      <style:text-properties officeooo:rsid="007322e1"/>
    </style:style>
    <style:style style:name="T57" style:family="text">
      <style:text-properties style:text-underline-style="none"/>
    </style:style>
    <style:style style:name="T58" style:family="text">
      <style:text-properties style:text-underline-style="none" fo:font-weight="normal" style:font-weight-asian="normal" style:font-weight-complex="normal"/>
    </style:style>
    <style:style style:name="T59" style:family="text">
      <style:text-properties style:text-underline-style="none" style:font-weight-asian="normal" style:font-weight-complex="normal"/>
    </style:style>
    <style:style style:name="T60" style:family="text">
      <style:text-properties style:text-underline-style="none" officeooo:rsid="00763dc1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Prereading Materials:-</text:p>
      <text:p text:style-name="P74"/>
      <text:p text:style-name="P74"/>
      <text:p text:style-name="P90">Basics of Java Objects &amp; Classes – Day 1</text:p>
      <text:p text:style-name="P75"/>
      <text:p text:style-name="P91"><text:a xlink:type="simple" xlink:href="https://docs.oracle.com/javase/tutorial/java/concepts/object.html" text:style-name="Internet_20_link" text:visited-style-name="Visited_20_Internet_20_Link"><text:span text:style-name="T22">https://docs.oracle.com/javase/tutorial/java/concepts/object.html</text:span></text:a></text:p>
      <text:p text:style-name="P92"><text:a xlink:type="simple" xlink:href="https://docs.oracle.com/javase/tutorial/java/concepts/class.html" text:style-name="Internet_20_link" text:visited-style-name="Visited_20_Internet_20_Link"><text:span text:style-name="T22">https://docs.oracle.com/javase/tutorial/java/concepts/class.html</text:span></text:a></text:p>
      <text:p text:style-name="P93"><text:a xlink:type="simple" xlink:href="https://docs.oracle.com/javase/tutorial/java/concepts/inheritance.html" text:style-name="Internet_20_link" text:visited-style-name="Visited_20_Internet_20_Link"><text:span text:style-name="T22">https://docs.oracle.com/javase/tutorial/java/concepts/inheritance.html</text:span></text:a></text:p>
      <text:p text:style-name="P77">https://docs.oracle.com/javase/tutorial/java/concepts/interface.html</text:p>
      <text:p text:style-name="P94"><text:a xlink:type="simple" xlink:href="https://docs.oracle.com/javase/tutorial/java/concepts/package.html" text:style-name="Internet_20_link" text:visited-style-name="Visited_20_Internet_20_Link"><text:span text:style-name="T22">https://docs.oracle.com/javase/tutorial/java/concepts/package.html</text:span></text:a></text:p>
      <text:p text:style-name="P75"/>
      <text:p text:style-name="P76">----------------------------------------------------------------------------------</text:p>
      <text:p text:style-name="P78">Content - <text:span text:style-name="T31">Day 1</text:span></text:p>
      <text:p text:style-name="P78"/>
      <text:p text:style-name="P105">Introduction to Java</text:p>
      <text:p text:style-name="P108">James Gosling from Sun Microsystems created Java in 1991.</text:p>
      <text:p text:style-name="P108">First public version – Java 1.0 in 1995</text:p>
      <text:p text:style-name="P108">Oracle acquired Sun in 2010</text:p>
      <text:p text:style-name="P108"/>
      <text:p text:style-name="P108">Java Spec – compiler, core libraries and runtime – jvm</text:p>
      <text:p text:style-name="P108"/>
      <text:p text:style-name="P105">Features of Java</text:p>
      <text:p text:style-name="P108">#WORM(Portable) – Write once run anywhere</text:p>
      <text:p text:style-name="P108"/>
      <text:p text:style-name="P108">Java Pgms. =&gt; compiled to bytecode =&gt; interpreted by JVM =&gt; OS</text:p>
      <text:p text:style-name="P108"/>
      <text:p text:style-name="P108">We can write programs in any language and compile it to bytecode. JVM will run it on OS.</text:p>
      <text:p text:style-name="P108">JVM acts as an interface between OS and Java programs. Java pgm written can be run on any os. JVM implementations will be different for each OS.</text:p>
      <text:p text:style-name="P108"/>
      <text:p text:style-name="P108">#Object Oriented – Everything in java is an Object except primitives.</text:p>
      <text:p text:style-name="P108"/>
      <text:p text:style-name="P108">#Strongly Typed – pre-defined types. </text:p>
      <text:p text:style-name="P108"/>
      <text:p text:style-name="P109">#<text:span text:style-name="T56">Automatic</text:span> <text:span text:style-name="T56">GC –</text:span> <text:span text:style-name="T56">No direct memory access needed. Objects are garbage collected when it no longer has any references to it.</text:span></text:p>
      <text:p text:style-name="P109"/>
      <text:p text:style-name="P109"><text:span text:style-name="T43">JVM</text:span> – <text:span text:style-name="T56">Java Virtual Machine</text:span></text:p>
      <text:p text:style-name="P110">Specification says its an abstract computing machine that enables a computer to run java programs. Its an abstraction for Java pgms to interact with OS.</text:p>
      <text:p text:style-name="P110"/>
      <text:p text:style-name="P106"><text:span text:style-name="T21">JRE</text:span><text:span text:style-name="T58"> – Java Runtime Environment</text:span></text:p>
      <text:p text:style-name="P106"><text:span text:style-name="T58">It consists of JVM and core Java class libraries.</text:span></text:p>
      <text:p text:style-name="P106"><text:span text:style-name="T58">It contains all necessary functionalities for Java programming.</text:span></text:p>
      <text:p text:style-name="P106"><text:span text:style-name="T58"/></text:p>
      <text:p text:style-name="P106"><text:soft-page-break/><text:span text:style-name="T21">JDK</text:span><text:span text:style-name="T58"> – Java Development Kit</text:span></text:p>
      <text:p text:style-name="P106"><text:span text:style-name="T58">It provides additional tools apart from JRE to help us in java development.</text:span></text:p>
      <text:p text:style-name="P106"><text:span text:style-name="T58">Like java compiler(else we had to generate our own bytecode :P)</text:span></text:p>
      <text:p text:style-name="P106"><text:span text:style-name="T58">jar, jconsole – java monitoring tool, jvisualvm, jstack – useful to print java stack traces of all threads</text:span></text:p>
      <text:p text:style-name="P106"><text:span text:style-name="T58"/></text:p>
      <text:p text:style-name="P106"><text:span text:style-name="T21">ClassPath</text:span><text:span text:style-name="T58"> – Its a directive to JVM where to find the user defined classes and packages.</text:span></text:p>
      <text:p text:style-name="P106"><text:span text:style-name="T58"/></text:p>
      <text:p text:style-name="P107"><text:span text:style-name="T20">Package</text:span></text:p>
      <text:p text:style-name="P101"><text:span text:style-name="T59">A package is a namespace that organizes a set of related classes and interfaces.</text:span></text:p>
      <text:p text:style-name="P102"><text:span text:style-name="T59">Package naming – com.tower.domain/service/dao</text:span></text:p>
      <text:p text:style-name="P102"><text:span text:style-name="T59"/></text:p>
      <text:p text:style-name="P102"><text:span text:style-name="T59">Hello World sample program</text:span></text:p>
      <text:p text:style-name="P102"><text:span text:style-name="T59"/></text:p>
      <text:p text:style-name="P103"><text:span text:style-name="T59">Data Types – Enums &amp; Strings – </text:span><text:span text:style-name="T60">Code examples</text:span></text:p>
      <text:p text:style-name="P78"/>
      <text:p text:style-name="P87">Java Basics</text:p>
      <text:p text:style-name="P88"/>
      <text:p text:style-name="P89">Objects </text:p>
      <text:p text:style-name="P79"/>
      <text:p text:style-name="P76">Real Life Objects – House, Dog, Animal</text:p>
      <text:p text:style-name="P76"/>
      <text:p text:style-name="P79"><text:span text:style-name="T7">Software objects – </text:span><text:span text:style-name="T8">They </text:span><text:span text:style-name="T7">are conceptually similar to real-world objects: they too consist of state and related behavio</text:span><text:span text:style-name="T8">ur.</text:span></text:p>
      <text:p text:style-name="P79"><text:span text:style-name="T8">An object stores its state in </text:span><text:span text:style-name="T12">fields</text:span><text:span text:style-name="T18"> </text:span><text:span text:style-name="T8">and exposes its behavior through </text:span><text:span text:style-name="T12">methods</text:span></text:p>
      <text:p text:style-name="P22">eg:- Bicycle object which has its properties namely gear and speed and functions to control those properties.</text:p>
      <text:p text:style-name="P44"/>
      <text:p text:style-name="P82"><text:span text:style-name="T12">C</text:span><text:span text:style-name="T11">lass</text:span></text:p>
      <text:p text:style-name="P82"><text:span text:style-name="T9">A </text:span><text:span text:style-name="T19">class</text:span><text:span text:style-name="T11"> </text:span><text:span text:style-name="T9">is the blueprint from which individual objects are created.</text:span></text:p>
      <text:p text:style-name="P60"/>
      <text:p text:style-name="P60">Eg:- Following is a Bicycle class, from which we can create any number of Bicycle objects</text:p>
      <text:p text:style-name="P46"/>
      <text:p text:style-name="P66"><text:span text:style-name="T38">Bicycle </text:span><text:span text:style-name="T39">code implementation</text:span></text:p>
      <text:p text:style-name="P46"/>
      <text:p text:style-name="P83"><text:span text:style-name="T12">I</text:span><text:span text:style-name="T11">nterface</text:span></text:p>
      <text:p text:style-name="P23">Interface defines a contract for the expected behaviour of all its implementations.</text:p>
      <text:p text:style-name="P61">Eg:- Bicycle interface</text:p>
      <text:p text:style-name="P62">Any Bicycle must have a changeGear method with an integer argument.</text:p>
      <text:p text:style-name="P79"><text:span text:style-name="T12"><text:line-break/></text:span><text:span text:style-name="T13">Package</text:span></text:p>
      <text:p text:style-name="P63">A package is a namespace that organizes a set of related classes and interfaces.</text:p>
      <text:p text:style-name="P47"/>
      <text:p text:style-name="P84"><text:span text:style-name="T13">C</text:span><text:span text:style-name="T11">onstructor</text:span></text:p>
      <text:p text:style-name="P84"><text:span text:style-name="T9">A class contains constructors that are invoked to create objects from the class blueprint</text:span><text:span text:style-name="T11">.</text:span></text:p>
      <text:p text:style-name="P48"><text:soft-page-break/></text:p>
      <text:p text:style-name="P48"/>
      <text:p text:style-name="P48"/>
      <text:p text:style-name="P48">this</text:p>
      <text:p text:style-name="P95"><text:span text:style-name="Source_20_Text"><text:span text:style-name="T1"/></text:span></text:p>
      <text:p text:style-name="P95"><text:span text:style-name="Source_20_Text"><text:span text:style-name="T4">Its a reference to the current object.</text:span></text:span></text:p>
      <text:p text:style-name="P95"><text:span text:style-name="Source_20_Text"><text:span text:style-name="T4">Can also be used to call a constructor explicitely.</text:span></text:span></text:p>
      <text:p text:style-name="P95"><text:span text:style-name="Source_20_Text"><text:span text:style-name="T4"/></text:span></text:p>
      <text:p text:style-name="P96"><text:span text:style-name="Source_20_Text"><text:span text:style-name="T6">Access Modifiers</text:span></text:span></text:p>
      <text:p text:style-name="P96"><text:span text:style-name="Source_20_Text"><text:span text:style-name="T5">https://docs.oracle.com/javase/tutorial/java/javaOO/accesscontrol.html</text:span></text:span></text:p>
      <text:p text:style-name="P95"><text:span text:style-name="Source_20_Text"><text:span text:style-name="T4"/></text:span></text:p>
      <text:p text:style-name="P49">Nested Class</text:p>
      <text:p text:style-name="P8"><text:a xlink:type="simple" xlink:href="https://docs.oracle.com/javase/tutorial/java/javaOO/nested.html" text:style-name="Internet_20_link" text:visited-style-name="Visited_20_Internet_20_Link"><text:span text:style-name="T50">https://docs.oracle.com/javase/tutorial/java/javaOO/nested.html</text:span></text:a></text:p>
      <text:p text:style-name="P24">https://docs.oracle.com/javase/tutorial/java/javaOO/anonymousclasses.html</text:p>
      <text:p text:style-name="P24"/>
      <text:p text:style-name="P45"/>
      <text:p text:style-name="P85"><text:span text:style-name="T12">E</text:span><text:span text:style-name="T11">nums</text:span></text:p>
      <text:p text:style-name="P25">https://docs.oracle.com/javase/tutorial/java/javaOO/enum.html</text:p>
      <text:p text:style-name="P45"/>
      <text:p text:style-name="P86"><text:span text:style-name="T12">O</text:span><text:span text:style-name="T11">OP principles:-</text:span></text:p>
      <text:p text:style-name="P50"/>
      <text:p text:style-name="P80"><text:span text:style-name="T14">Encapsulation : </text:span><text:span text:style-name="T9">Hiding internal state and requiring all interaction to be performed through an object's methods is known as </text:span><text:span text:style-name="T11">data encapsulation.</text:span></text:p>
      <text:p text:style-name="P26">Its binding of the data members and member functions which operate on these data members.</text:p>
      <text:p text:style-name="P22"/>
      <text:p text:style-name="P81"><text:span text:style-name="T15">Inheritance</text:span><text:span text:style-name="T16"> : <text:s/></text:span><text:span text:style-name="T7">Object-oriented programming allows classes to </text:span><text:span text:style-name="T17">inherit </text:span><text:span text:style-name="T7">commonly used state and behavior from other classes</text:span><text:span text:style-name="T10"> </text:span></text:p>
      <text:p text:style-name="P59">eg:-</text:p>
      <text:p text:style-name="P3"><text:span text:style-name="T2">class MountainBike </text:span><text:span text:style-name="Strong_20_Emphasis"><text:span text:style-name="T3">extends</text:span></text:span><text:span text:style-name="T2"> Bicycle {</text:span></text:p>
      <text:p text:style-name="P1">// new fields and methods defining</text:p>
      <text:p text:style-name="P2">}</text:p>
      <text:p text:style-name="P59"/>
      <text:p text:style-name="P51">Polymorphism</text:p>
      <text:p text:style-name="P11"><text:a xlink:type="simple" xlink:href="https://docs.oracle.com/javase/tutorial/java/IandI/polymorphism.html" text:style-name="Internet_20_link" text:visited-style-name="Visited_20_Internet_20_Link"><text:span text:style-name="T46">https://docs.oracle.com/javase/tutorial/java/IandI/polymorphism.html</text:span></text:a></text:p>
      <text:p text:style-name="P27"/>
      <text:p text:style-name="P27">Different forms(subclasses) of the same parent(superclass)</text:p>
      <text:p text:style-name="P27">eg:- MountainBike and RoadBike : Bicycle</text:p>
      <text:p text:style-name="P51">super <text:span text:style-name="T21">– call the parent member hidden due to same member name in child class</text:span></text:p>
      <text:p text:style-name="P13"><text:a xlink:type="simple" xlink:href="https://docs.oracle.com/javase/tutorial/java/IandI/super.html" text:style-name="Internet_20_link" text:visited-style-name="Visited_20_Internet_20_Link"><text:span text:style-name="T49">https://docs.oracle.com/javase/tutorial/java/IandI/super.html</text:span></text:a></text:p>
      <text:p text:style-name="P27"/>
      <text:p text:style-name="P27">Prevent subclassing – using final</text:p>
      <text:p text:style-name="P27"/>
      <text:p text:style-name="P52">Abstraction : <text:span text:style-name="T21">Hiding implementation details – can be achieved via interfaces and abstract classes.</text:span></text:p>
      <text:p text:style-name="P51">Abstract class : <text:span text:style-name="T21">Classes can be declared to be abstract, cannot be instanciated but can be </text:span><text:soft-page-break/><text:span text:style-name="T21">subclassed.</text:span></text:p>
      <text:p text:style-name="P27">Can contain partial implementation.</text:p>
      <text:p text:style-name="P13"><text:a xlink:type="simple" xlink:href="https://docs.oracle.com/javase/tutorial/java/IandI/abstract.html" text:style-name="Internet_20_link" text:visited-style-name="Visited_20_Internet_20_Link"><text:span text:style-name="T49">https://docs.oracle.com/javase/tutorial/java/IandI/abstract.html</text:span></text:a></text:p>
      <text:p text:style-name="P28">Abstract class vs interface</text:p>
      <text:p text:style-name="P27"/>
      <text:p text:style-name="P27">Types of inheritance for classes:-</text:p>
      <text:p text:style-name="P27">Single, Multilevel</text:p>
      <text:p text:style-name="P27">Types of inheritance for interfaces:-</text:p>
      <text:p text:style-name="P27">Single, Multilevel, Multiple</text:p>
      <text:p text:style-name="P27">No diamond problem compared to c++</text:p>
      <text:p text:style-name="P27"/>
      <text:p text:style-name="P54">Memory Management:-</text:p>
      <text:p text:style-name="P64"/>
      <text:p text:style-name="P70"><text:span text:style-name="T22">Explaination of different sections: Stack, Heap- jvm heap, perm/metaspace. </text:span><text:a xlink:type="simple" xlink:href="http://www.journaldev.com/2856/java-jvm-memory-model-memory-management-in-java" text:style-name="Internet_20_link" text:visited-style-name="Visited_20_Internet_20_Link">http://www.journaldev.com/2856/java-jvm-memory-model-memory-management-in-java</text:a></text:p>
      <text:p text:style-name="P64"/>
      <text:p text:style-name="P70"><text:span text:style-name="T22">Object creation steps - reference resolution. </text:span><text:a xlink:type="simple" xlink:href="https://docs.oracle.com/cd/E13150_01/jrockit_jvm/jrockit/geninfo/diagnos/garbage_collect.html" text:style-name="Internet_20_link" text:visited-style-name="Visited_20_Internet_20_Link">https://docs.oracle.com/cd/E13150_01/jrockit_jvm/jrockit/geninfo/diagnos/garbage_collect.html</text:a></text:p>
      <text:p text:style-name="P64"/>
      <text:p text:style-name="P70"><text:span text:style-name="T22">What is garbage collection? Ref: </text:span><text:a xlink:type="simple" xlink:href="http://www.cubrid.org/blog/understanding-java-garbage-collection" text:style-name="Internet_20_link" text:visited-style-name="Visited_20_Internet_20_Link">http://www.cubrid.org/blog/understanding-java-garbage-collection</text:a></text:p>
      <text:p text:style-name="P70"><text:span text:style-name="T22">How garbage collection happens - youngGen, servivor space, oldGen. Ref: </text:span><text:a xlink:type="simple" xlink:href="http://www.cubrid.org/blog/understanding-java-garbage-collection" text:style-name="Internet_20_link" text:visited-style-name="Visited_20_Internet_20_Link">http://www.cubrid.org/blog/understanding-java-garbage-collection</text:a></text:p>
      <text:p text:style-name="P64"/>
      <text:p text:style-name="P64"/>
      <text:p text:style-name="P64"/>
      <text:p text:style-name="P97"/>
      <text:p text:style-name="P29"/>
      <text:p text:style-name="P29">Post lecture reading materials – <text:span text:style-name="T32">Day 1</text:span>:-</text:p>
      <text:p text:style-name="P16"><text:span text:style-name="Source_20_Text"><text:span text:style-name="T51">https://docs.oracle.com/javase/tutorial/java/javaOO/accesscontrol.html</text:span></text:span></text:p>
      <text:p text:style-name="P9"><text:a xlink:type="simple" xlink:href="https://docs.oracle.com/javase/tutorial/java/javaOO/nested.html" text:style-name="Internet_20_link" text:visited-style-name="Visited_20_Internet_20_Link"><text:span text:style-name="T50">https://docs.oracle.com/javase/tutorial/java/javaOO/nested.html</text:span></text:a></text:p>
      <text:p text:style-name="P9"><text:a xlink:type="simple" xlink:href="https://docs.oracle.com/javase/tutorial/java/javaOO/anonymousclasses.html" text:style-name="Internet_20_link" text:visited-style-name="Visited_20_Internet_20_Link"><text:span text:style-name="T50">https://docs.oracle.com/javase/tutorial/java/javaOO/anonymousclasses.html</text:span></text:a></text:p>
      <text:p text:style-name="P10"><text:a xlink:type="simple" xlink:href="https://docs.oracle.com/javase/tutorial/java/javaOO/enum.html" text:style-name="Internet_20_link" text:visited-style-name="Visited_20_Internet_20_Link"><text:span text:style-name="T50">https://docs.oracle.com/javase/tutorial/java/javaOO/enum.html</text:span></text:a></text:p>
      <text:p text:style-name="P12"><text:a xlink:type="simple" xlink:href="https://docs.oracle.com/javase/tutorial/java/IandI/polymorphism.html" text:style-name="Internet_20_link" text:visited-style-name="Visited_20_Internet_20_Link"><text:span text:style-name="T46">https://docs.oracle.com/javase/tutorial/java/IandI/polymorphism.html</text:span></text:a></text:p>
      <text:p text:style-name="P14"><text:a xlink:type="simple" xlink:href="https://docs.oracle.com/javase/tutorial/java/IandI/super.html" text:style-name="Internet_20_link" text:visited-style-name="Visited_20_Internet_20_Link"><text:span text:style-name="T49">https://docs.oracle.com/javase/tutorial/java/IandI/super.html</text:span></text:a></text:p>
      <text:p text:style-name="P15"><text:a xlink:type="simple" xlink:href="https://docs.oracle.com/javase/tutorial/java/IandI/abstract.html" text:style-name="Internet_20_link" text:visited-style-name="Visited_20_Internet_20_Link"><text:span text:style-name="T49">https://docs.oracle.com/javase/tutorial/java/IandI/abstract.html</text:span></text:a></text:p>
      <text:p text:style-name="P71"><text:a xlink:type="simple" xlink:href="http://www.journaldev.com/2856/java-jvm-memory-model-memory-management-in-java" text:style-name="Internet_20_link" text:visited-style-name="Visited_20_Internet_20_Link"><text:span text:style-name="T22">http://www.journaldev.com/2856/java-jvm-memory-model-memory-management-in-java</text:span></text:a></text:p>
      <text:p text:style-name="P71"><text:a xlink:type="simple" xlink:href="https://docs.oracle.com/cd/E13150_01/jrockit_jvm/jrockit/geninfo/diagnos/garbage_collect.html" text:style-name="Internet_20_link" text:visited-style-name="Visited_20_Internet_20_Link"><text:span text:style-name="T22">https://docs.oracle.com/cd/E13150_01/jrockit_jvm/jrockit/geninfo/diagnos/garbage_collect.html</text:span></text:a></text:p>
      <text:p text:style-name="P67">http://www.cubrid.org/blog/understanding-java-garbage-collection</text:p>
      <text:p text:style-name="P29"/>
      <text:p text:style-name="P55">--------------------------------------------------------------</text:p>
      <text:p text:style-name="P55">Pre-reading Materials – Day2</text:p>
      <text:p text:style-name="P31"/>
      <text:p text:style-name="P31">Maven</text:p>
      <text:p text:style-name="P7"><text:a xlink:type="simple" xlink:href="https://maven.apache.org/what-is-maven.html" text:style-name="Internet_20_link" text:visited-style-name="Visited_20_Internet_20_Link"><text:span text:style-name="T52">https://maven.apache.org/what-is-maven.html</text:span></text:a></text:p>
      <text:p text:style-name="P31"/>
      <text:p text:style-name="P55"><text:soft-page-break/>------------------------------------------------------------</text:p>
      <text:p text:style-name="P55">Content – Day 2</text:p>
      <text:p text:style-name="P53"/>
      <text:p text:style-name="P52">Java Generics</text:p>
      <text:p text:style-name="P52"/>
      <text:p text:style-name="P32">https://docs.oracle.com/javase/tutorial/extra/generics</text:p>
      <text:p text:style-name="P52"/>
      <text:p text:style-name="P33">Generics allow you to abstract over types. The most common examples are container types, such as those in the Collections hierarchy.</text:p>
      <text:p text:style-name="P33"/>
      <text:p text:style-name="P34"><text:s text:c="2"/><text:span text:style-name="T33">public</text:span> <text:span text:style-name="T33">static</text:span> <text:span text:style-name="T33">void</text:span> main(String[] args) {</text:p>
      <text:p text:style-name="P6"><text:s text:c="4"/><text:span text:style-name="T40">List</text:span> list = <text:span text:style-name="T33">new</text:span> ArrayList&lt;&gt;();</text:p>
      <text:p text:style-name="P6"><text:s text:c="4"/><text:span text:style-name="T40">list.add(10)</text:span>;</text:p>
      <text:p text:style-name="P6"><text:s text:c="4"/><text:span text:style-name="T40">list.add("ggg")</text:span>;</text:p>
      <text:p text:style-name="P6"><text:s text:c="4"/></text:p>
      <text:p text:style-name="P6"><text:s text:c="4"/>List&lt;Integer&gt; intList = <text:span text:style-name="T33">new</text:span> ArrayList&lt;&gt;();</text:p>
      <text:p text:style-name="P6"><text:s text:c="4"/>intList.add(10);</text:p>
      <text:p text:style-name="P34"><text:s text:c="2"/>}</text:p>
      <text:p text:style-name="P34"/>
      <text:p text:style-name="P35">The compiler can now check the type correctness of the program at compile-time.</text:p>
      <text:p text:style-name="P28">Type Erasure</text:p>
      <text:p text:style-name="P28"/>
      <text:p text:style-name="P36">Quiz:-</text:p>
      <text:p text:style-name="P28">List&lt;String&gt; strList = <text:span text:style-name="T33">new</text:span> ArrayList&lt;&gt;();</text:p>
      <text:p text:style-name="P6"><text:tab/><text:tab/>strList.<text:span text:style-name="T40">add</text:span>(<text:span text:style-name="T33">new</text:span> Object());</text:p>
      <text:p text:style-name="P6"><text:tab/><text:tab/></text:p>
      <text:p text:style-name="P28">Object obj = <text:span text:style-name="T33">new</text:span> String("abc");</text:p>
      <text:p text:style-name="P35"/>
      <text:p text:style-name="P32">Wildcards<text:span text:style-name="T29">(?)</text:span> – why are they needed?</text:p>
      <text:p text:style-name="P32">There could be classes other than Objects in java!!</text:p>
      <text:p text:style-name="P32"/>
      <text:p text:style-name="P37">Differences with c++ templates</text:p>
      <text:p text:style-name="P19"><text:a xlink:type="simple" xlink:href="https://juristr.com/blog/2008/03/java-generics-c-class-templates-vs-java/" text:style-name="Internet_20_link" text:visited-style-name="Visited_20_Internet_20_Link"><text:span text:style-name="T48">https://juristr.com/blog/2008/03/java-generics-c-class-templates-vs-java/</text:span></text:a></text:p>
      <text:p text:style-name="P38"/>
      <text:p text:style-name="P38"/>
      <text:p text:style-name="P38"/>
      <text:p text:style-name="P38"/>
      <text:p text:style-name="P38"/>
      <text:p text:style-name="P38"/>
      <text:p text:style-name="P56">Reflection Basic<text:span text:style-name="T35">s</text:span>:-</text:p>
      <text:p text:style-name="P56"/>
      <text:p text:style-name="P18"><text:a xlink:type="simple" xlink:href="https://docs.oracle.com/javase/tutorial/reflect/index.html" text:style-name="Internet_20_link" text:visited-style-name="Visited_20_Internet_20_Link"><text:span text:style-name="T48">https://docs.oracle.com/javase/tutorial/reflect/index.html</text:span></text:a></text:p>
      <text:p text:style-name="P39">Disadvantages of reflection:-</text:p>
      <text:p text:style-name="P39">Errors moved to runtime.</text:p>
      <text:p text:style-name="P39">Slows down the pgms.</text:p>
      <text:p text:style-name="P39"><text:soft-page-break/>Breaks OOP principles.</text:p>
      <text:p text:style-name="P40">Usages:-</text:p>
      <text:p text:style-name="P40">Common library frameworks – <text:span text:style-name="T30">S</text:span>pring</text:p>
      <text:p text:style-name="P41"/>
      <text:p text:style-name="P41"><text:span text:style-name="T34">Annotations</text:span>:-</text:p>
      <text:p text:style-name="P41">Meta information about methods/classes.</text:p>
      <text:p text:style-name="P41">Can be used by compiler - <text:span text:style-name="T27">@Deprecated, @Override</text:span></text:p>
      <text:p text:style-name="P41"><text:span text:style-name="T28">Annotations for </text:span>argume<text:span text:style-name="T24">n</text:span>t<text:span text:style-name="T24">s - @Nullable</text:span></text:p>
      <text:p text:style-name="P42"><text:span text:style-name="T25">C</text:span>ustom annotations – <text:span text:style-name="T26">code for log input to be added</text:span></text:p>
      <text:p text:style-name="P42"/>
      <text:p text:style-name="P54">Lambdas:-</text:p>
      <text:p text:style-name="P54"/>
      <text:p text:style-name="P70"><text:span text:style-name="T22">What is lambda expression? What are the advantages of using lambdas? Explain with basic examples. Ref: </text:span><text:a xlink:type="simple" xlink:href="https://dzone.com/articles/java-lambda-expressions-basics" text:style-name="Internet_20_link" text:visited-style-name="Visited_20_Internet_20_Link">https://dzone.com/articles/java-lambda-expressions-basics</text:a></text:p>
      <text:p text:style-name="P64"/>
      <text:p text:style-name="P64">Functional interfaces in java - Function and BiFunction, Predicate and BiPredicate, Consumer and BiConsumer, Supplier. Ref: https://dzone.com/articles/java-lambda-expressions-basics</text:p>
      <text:p text:style-name="P42"/>
      <text:p text:style-name="P72"><text:span text:style-name="T22">Binding of function interfaces with lambdas. Ref: </text:span><text:a xlink:type="simple" xlink:href="https://dzone.com/articles/java-lambda-expressions-basics" text:style-name="Internet_20_link" text:visited-style-name="Visited_20_Internet_20_Link">https://dzone.com/articles/java-lambda-expressions-basics</text:a></text:p>
      <text:p text:style-name="P68"/>
      <text:p text:style-name="P72"><text:span text:style-name="T22">Method References Ref: </text:span><text:a xlink:type="simple" xlink:href="https://docs.oracle.com/javase/tutorial/java/javaOO/methodreferences.html" text:style-name="Internet_20_link" text:visited-style-name="Visited_20_Internet_20_Link">https://docs.oracle.com/javase/tutorial/java/javaOO/methodreferences.html</text:a></text:p>
      <text:p text:style-name="P68"/>
      <text:p text:style-name="P73"><text:span text:style-name="T23">How to create stream </text:span><text:span text:style-name="T22">Ref: </text:span><text:a xlink:type="simple" xlink:href="http://www.journaldev.com/2774/java-8-stream" text:style-name="Internet_20_link" text:visited-style-name="Visited_20_Internet_20_Link">http://www.journaldev.com/2774/java-8-stream</text:a></text:p>
      <text:p text:style-name="P69"/>
      <text:p text:style-name="P73"><text:span text:style-name="T22">Use of predicates in streams. Ref: </text:span><text:a xlink:type="simple" xlink:href="http://www.journaldev.com/2774/java-8-stream" text:style-name="Internet_20_link" text:visited-style-name="Visited_20_Internet_20_Link">http://www.journaldev.com/2774/java-8-stream</text:a></text:p>
      <text:p text:style-name="P69"/>
      <text:p text:style-name="P72"><text:span text:style-name="T22">Stream filter, stream map, stream sorted, stream forEach. Ref: </text:span><text:a xlink:type="simple" xlink:href="http://www.journaldev.com/2774/java-8-stream" text:style-name="Internet_20_link" text:visited-style-name="Visited_20_Internet_20_Link">http://www.journaldev.com/2774/java-8-stream</text:a></text:p>
      <text:p text:style-name="P68"/>
      <text:p text:style-name="P72"><text:span text:style-name="T22">Order of executions of stream chains and how does the order matter? Ref: </text:span><text:a xlink:type="simple" xlink:href="http://www.journaldev.com/2774/java-8-stream" text:style-name="Internet_20_link" text:visited-style-name="Visited_20_Internet_20_Link">http://www.journaldev.com/2774/java-8-stream</text:a></text:p>
      <text:p text:style-name="P68"/>
      <text:p text:style-name="P72"><text:span text:style-name="T22">Converting stream to collection using Collectors class. Ref: </text:span><text:a xlink:type="simple" xlink:href="http://winterbe.com/posts/2014/07/31/java8-stream-tutorial-examples/" text:style-name="Internet_20_link" text:visited-style-name="Visited_20_Internet_20_Link">http://winterbe.com/posts/2014/07/31/java8-stream-tutorial-examples/</text:a></text:p>
      <text:p text:style-name="P68"/>
      <text:p text:style-name="P68">Collectors joining, toMap, summarizingInt. Ref: http://winterbe.com/posts/2014/07/31/java8-stream-tutorial-examples/</text:p>
      <text:p text:style-name="P68"/>
      <text:p text:style-name="P68">FlatMap. Ref: http://winterbe.com/posts/2014/07/31/java8-stream-tutorial-examples</text:p>
      <text:p text:style-name="P68"/>
      <text:p text:style-name="P72"><text:span text:style-name="T22">Reduce. Ref: </text:span><text:a xlink:type="simple" xlink:href="http://winterbe.com/posts/2014/07/31/java8-stream-tutorial-examples" text:style-name="Internet_20_link" text:visited-style-name="Visited_20_Internet_20_Link">http://winterbe.com/posts/2014/07/31/java8-stream-tutorial-examples</text:a></text:p>
      <text:p text:style-name="P68"/>
      <text:p text:style-name="P68">Parallel streams and its advantages/disadvantages. Ref: http://winterbe.com/posts/2014/07/31/java8-stream-tutorial-examples</text:p>
      <text:p text:style-name="P68"/>
      <text:p text:style-name="P57"><text:soft-page-break/>Maven:-</text:p>
      <text:p text:style-name="P98"/>
      <text:p text:style-name="P98">Introduction to build lifecycle : https://maven.apache.org/guides/introduction/introduction-to-the-lifecycle.html </text:p>
      <text:p text:style-name="P98"/>
      <text:p text:style-name="P98">POM : https://maven.apache.org/guides/introduction/introduction-to-the-pom.html </text:p>
      <text:p text:style-name="P98"/>
      <text:p text:style-name="P98">Repository and Directory Structure : https://maven.apache.org/guides/introduction/introduction-to-repositories.html </text:p>
      <text:p text:style-name="P98"/>
      <text:p text:style-name="P98">Dependency Management : https://maven.apache.org/guides/introduction/introduction-to-dependency-mechanism.html</text:p>
      <text:p text:style-name="P98"/>
      <text:p text:style-name="P65"/>
      <text:p text:style-name="P42">--------------------------------------------</text:p>
      <text:p text:style-name="P30">Post lecture reading materials – <text:span text:style-name="T32">Day 2</text:span>:-</text:p>
      <text:p text:style-name="P30"/>
      <text:p text:style-name="P20"><text:a xlink:type="simple" xlink:href="https://juristr.com/blog/2008/03/java-generics-c-class-templates-vs-java/" text:style-name="Internet_20_link" text:visited-style-name="Visited_20_Internet_20_Link"><text:span text:style-name="T48">https://juristr.com/blog/2008/03/java-generics-c-class-templates-vs-java/</text:span></text:a></text:p>
      <text:p text:style-name="P17"><text:a xlink:type="simple" xlink:href="https://docs.oracle.com/javase/tutorial/reflect/index.html" text:style-name="Internet_20_link" text:visited-style-name="Visited_20_Internet_20_Link"><text:span text:style-name="T48">https://docs.oracle.com/javase/tutorial/reflect/index.html</text:span></text:a></text:p>
      <text:p text:style-name="P43">https://docs.oracle.com/javase/8/docs/platform/serialization/spec/serialTOC.html</text:p>
      <text:p text:style-name="P17"><text:a xlink:type="simple" xlink:href="https://www.slideshare.net/volodymyrostapiv/maven-33217717" text:style-name="Internet_20_link" text:visited-style-name="Visited_20_Internet_20_Link"><text:span text:style-name="T44">https://www.slideshare.net/volodymyrostapiv/maven-33217717</text:span></text:a></text:p>
      <text:p text:style-name="P21"><text:a xlink:type="simple" xlink:href="http://www.journaldev.com/2774/java-8-stream" text:style-name="Internet_20_link" text:visited-style-name="Visited_20_Internet_20_Link"><text:span text:style-name="T47">h</text:span></text:a><text:a xlink:type="simple" xlink:href="http://www.journaldev.com/2774/java-8-stream" text:style-name="Internet_20_link" text:visited-style-name="Visited_20_Internet_20_Link"><text:span text:style-name="T45">ttp://www.journaldev.com/2774/java-8-stream</text:span></text:a></text:p>
      <text:p text:style-name="P111"/>
      <text:p text:style-name="P99"/>
      <text:p text:style-name="P99"/>
      <text:p text:style-name="P58"><text:span text:style-name="T37">P</text:span><text:span text:style-name="T36">re reading materials – Day 3</text:span></text:p>
      <text:p text:style-name="P100"/>
      <text:p text:style-name="P4"><text:span text:style-name="Source_20_Text"><text:span text:style-name="T53">Web Applications:</text:span></text:span></text:p>
      <text:p text:style-name="P4"><text:span text:style-name="Source_20_Text"><text:span text:style-name="T53">http://docs.oracle.com/javaee/6/tutorial/doc/geysj.html</text:span></text:span></text:p>
      <text:p text:style-name="P4"><text:span text:style-name="Source_20_Text"><text:span text:style-name="T53"/></text:span></text:p>
      <text:p text:style-name="P4"><text:span text:style-name="Source_20_Text"><text:span text:style-name="T53">Three tier application:</text:span></text:span></text:p>
      <text:p text:style-name="P4"><text:span text:style-name="Source_20_Text"><text:span text:style-name="T53">https://www.techopedia.com/definition/24306/three-tier-application</text:span></text:span></text:p>
      <text:p text:style-name="P4"><text:span text:style-name="Source_20_Text"><text:span text:style-name="T53"/></text:span></text:p>
      <text:p text:style-name="P4"><text:span text:style-name="Source_20_Text"><text:span text:style-name="T53">Basics of Client,Server and URLs</text:span></text:span></text:p>
      <text:p text:style-name="P4"><text:span text:style-name="Source_20_Text"><text:span text:style-name="T53">http://www.journaldev.com/1854/java-web-application-tutorial-for-beginners - Till Understanding URL</text:span></text:span></text:p>
      <text:p text:style-name="P4"><text:span text:style-name="Source_20_Text"><text:span text:style-name="T53"/></text:span></text:p>
      <text:p text:style-name="P5"><text:span text:style-name="Source_20_Text"><text:span text:style-name="T54">Content – Day 3</text:span></text:span></text:p>
      <text:p text:style-name="P4"><text:span text:style-name="Source_20_Text"><text:span text:style-name="T53">http://www.studytonight.com/servlet/filter-api.php</text:span></text:span></text:p>
      <text:p text:style-name="P4"><text:span text:style-name="Source_20_Text"><text:span text:style-name="T53"/></text:span></text:p>
      <text:p text:style-name="P4"><text:span text:style-name="Source_20_Text"><text:span text:style-name="T55">After Read:</text:span></text:span></text:p>
      <text:p text:style-name="P4"><text:span text:style-name="Source_20_Text"><text:span text:style-name="T53">https://www.javatpoint.com/servlet-with-annotation</text:span></text:span></text:p>
      <text:p text:style-name="P4"><text:span text:style-name="Source_20_Text"><text:span text:style-name="T53"/></text:span></text:p>
      <text:p text:style-name="P4"><text:span text:style-name="Source_20_Text"><text:span text:style-name="T53">Rest service example using jersey and explanation:</text:span></text:span></text:p>
      <text:p text:style-name="P4"><text:span text:style-name="Source_20_Text"><text:span text:style-name="T53">http://www.vogella.com/tutorials/REST/article.htm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Mangal1" svg:font-family="Mangal"/>
    <style:font-face style:name="Monaco" svg:font-family="Monaco, Courier, 'Courier New'"/>
    <style:font-face style:name="SFMono-Regular" svg:font-family="SFMono-Regular, Consolas, 'Liberation Mono', Menlo, Courier, monospace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22:00:59.308000000</meta:creation-date>
    <dc:date>2017-07-19T04:49:48.212000000</dc:date>
    <meta:editing-duration>P3DT5H1M25S</meta:editing-duration>
    <meta:editing-cycles>76</meta:editing-cycles>
    <meta:generator>LibreOffice/4.4.3.2$Windows_x86 LibreOffice_project/88805f81e9fe61362df02b9941de8e38a9b5fd16</meta:generator>
    <meta:document-statistic meta:table-count="0" meta:image-count="0" meta:object-count="0" meta:page-count="7" meta:paragraph-count="186" meta:word-count="1002" meta:character-count="10222" meta:non-whitespace-character-count="9333"/>
  </office:meta>
</office:document-meta>
</file>